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StringPointer.CharStringPointer( char [ ] charArray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StringPointer.CharStringPointer( char [ ] char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tringPointer._post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StringPointer._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StringPointer._set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StringPointer._isA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tringPoin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tringPointer._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tringPointer._toString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tringPointer._postDe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StringPointer._de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StringPointer._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StringPointer._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StringPointer._getValue( int off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StringPointer._getValueRelative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tringPointer._increment( int in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rStringPointer._decrement( int in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